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F000001261AE9808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7f7f7f" draw:fill-gradient-name="Gradient_20_7" draw:fill-hatch-name="Hatch_20_4" draw:fill-image-name="Bitmape_20_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4" draw:fill-image-name="Bitmape_20_5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666666" draw:fill-gradient-name="Gradient_20_7" draw:fill-hatch-name="Hatch_20_4" draw:fill-image-name="Bitmape_20_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Dash_20_1" svg:stroke-width="0.051cm" svg:stroke-color="#000000" draw:marker-start="" draw:marker-start-width="0.381cm" draw:marker-start-center="false" draw:marker-end="" draw:marker-end-width="0.381cm" draw:marker-end-center="false" draw:stroke-linejoin="round" draw:fill="solid" draw:fill-color="#99ccff" draw:fill-gradient-name="Gradient_20_7" draw:fill-hatch-name="Hatch_20_4" draw:fill-image-name="Bitmape_20_5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gradient-name="Gradient_20_7" draw:fill-hatch-name="Hatch_20_4" draw:fill-image-name="Bitmape_20_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gradient-name="Gradient_20_7" draw:fill-hatch-name="Hatch_20_4" draw:fill-image-name="Bitmape_20_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1" svg:stroke-width="0.102cm" svg:stroke-color="#ff6633" draw:marker-start="Circle" draw:marker-start-width="0.305cm" draw:marker-start-center="false" draw:marker-end="Arrow" draw:marker-end-width="0.381cm" draw:marker-end-center="false" draw:fill="solid" draw:fill-color="#99ccff" draw:fill-gradient-name="Gradient_20_7" draw:fill-hatch-name="Hatch_20_4" draw:fill-image-name="Bitmape_20_5" draw:textarea-horizontal-align="center" draw:textarea-vertical-align="middle" fo:padding-top="0.176cm" fo:padding-bottom="0.176cm" fo:padding-left="0.301cm" fo:padding-right="0.301cm" draw:shadow="hidden" draw:shadow-offset-x="0.305cm" draw:shadow-offset-y="0.305cm" draw:shadow-color="#808080"/>
    </style:style>
    <style:style style:name="gr28" style:family="graphic" style:parent-style-name="standard" style:list-style-name="L1">
      <style:graphic-properties draw:stroke="solid" draw:stroke-dash="Dash_20_1" svg:stroke-width="0.102cm" svg:stroke-color="#ff6633" draw:marker-start="" draw:marker-start-width="0.305cm" draw:marker-start-center="false" draw:marker-end="Arrow" draw:marker-end-width="0.381cm" draw:marker-end-center="false" draw:fill="solid" draw:fill-color="#99ccff" draw:fill-gradient-name="Gradient_20_7" draw:fill-hatch-name="Hatch_20_4" draw:fill-image-name="Bitmape_20_5" draw:textarea-horizontal-align="center" draw:textarea-vertical-align="middle" fo:padding-top="0.176cm" fo:padding-bottom="0.176cm" fo:padding-left="0.301cm" fo:padding-right="0.301cm" draw:shadow="hidden" draw:shadow-offset-x="0.305cm" draw:shadow-offset-y="0.305cm" draw:shadow-color="#808080"/>
    </style:style>
    <style:style style:name="gr2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4" draw:fill-image-name="Bitmape_20_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fill="none" draw:fill-color="#7f7f7f" draw:textarea-horizontal-align="center" draw:textarea-vertical-align="middle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-color="#666666" draw:textarea-horizontal-align="center" draw:textarea-vertical-align="middle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-color="#b3b3b3" draw:textarea-horizontal-align="center" draw:textarea-vertical-align="middle"/>
    </style:style>
    <style:style style:name="gr36" style:family="graphic" style:parent-style-name="standard">
      <style:graphic-properties draw:textarea-horizontal-align="center" draw:textarea-vertical-align="middle"/>
    </style:style>
    <style:style style:name="gr37" style:family="graphic" style:parent-style-name="standard">
      <style:graphic-properties draw:stroke="dash" draw:stroke-dash="Fine_20_Dashed_20__28_var_29_" svg:stroke-color="#808080" draw:textarea-horizontal-align="center" draw:textarea-vertical-align="middle"/>
    </style:style>
    <style:style style:name="gr38" style:family="graphic" style:parent-style-name="standard">
      <style:graphic-properties draw:fill="none" draw:fill-image-name="Textur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4.297cm" svg:height="5.398cm" svg:x="1.2cm" svg:y="1.2cm">
            <text:p/>
          </draw:rect>
          <draw:custom-shape draw:style-name="gr2" draw:text-style-name="P1" draw:layer="layout" svg:width="5.4cm" svg:height="2.7cm" draw:transform="rotate (1.5707963267946) translate (2.732cm 6.797cm)">
            <text:p/>
            <draw:enhanced-geometry svg:viewBox="0 0 21600 21600" draw:mirror-vertical="true" draw:glue-points="?f6 0 10800 ?f8 ?f11 10800 ?f9 21600 10800 ?f10 ?f5 10800" draw:text-areas="?f3 ?f3 ?f4 ?f4" draw:type="parallelogram" draw:modifiers="6374.360874397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3" draw:text-style-name="P1" draw:layer="layout" svg:width="1.5cm" svg:height="3.8cm" svg:x="1.232cm" svg:y="2.997cm">
            <text:p/>
          </draw:rect>
          <draw:line draw:style-name="gr4" draw:text-style-name="P1" draw:layer="layout" svg:x1="2.966cm" svg:y1="3.274cm" svg:x2="5.252cm" svg:y2="1.928cm">
            <text:p/>
          </draw:line>
          <draw:line draw:style-name="gr5" draw:text-style-name="P1" draw:layer="layout" svg:x1="5.252cm" svg:y1="2.245cm" svg:x2="5.252cm" svg:y2="1.928cm">
            <text:p/>
          </draw:line>
          <draw:line draw:style-name="gr6" draw:text-style-name="P1" draw:layer="layout" svg:x1="2.966cm" svg:y1="3.574cm" svg:x2="5.252cm" svg:y2="2.228cm">
            <text:p/>
          </draw:line>
          <draw:line draw:style-name="gr7" draw:text-style-name="P1" draw:layer="layout" svg:x1="2.966cm" svg:y1="3.874cm" svg:x2="5.252cm" svg:y2="2.528cm">
            <text:p/>
          </draw:line>
          <draw:line draw:style-name="gr8" draw:text-style-name="P1" draw:layer="layout" svg:x1="2.966cm" svg:y1="4.174cm" svg:x2="5.252cm" svg:y2="2.828cm">
            <text:p/>
          </draw:line>
          <draw:line draw:style-name="gr9" draw:text-style-name="P1" draw:layer="layout" svg:x1="2.966cm" svg:y1="4.474cm" svg:x2="5.252cm" svg:y2="3.128cm">
            <text:p/>
          </draw:line>
          <draw:line draw:style-name="gr10" draw:text-style-name="P1" draw:layer="layout" svg:x1="2.966cm" svg:y1="4.774cm" svg:x2="5.252cm" svg:y2="3.428cm">
            <text:p/>
          </draw:line>
          <draw:line draw:style-name="gr11" draw:text-style-name="P1" draw:layer="layout" svg:x1="2.966cm" svg:y1="5.074cm" svg:x2="5.252cm" svg:y2="3.728cm">
            <text:p/>
          </draw:line>
          <draw:line draw:style-name="gr12" draw:text-style-name="P1" draw:layer="layout" svg:x1="2.966cm" svg:y1="5.374cm" svg:x2="5.252cm" svg:y2="4.028cm">
            <text:p/>
          </draw:line>
          <draw:line draw:style-name="gr13" draw:text-style-name="P1" draw:layer="layout" svg:x1="2.966cm" svg:y1="5.674cm" svg:x2="5.252cm" svg:y2="4.328cm">
            <text:p/>
          </draw:line>
          <draw:line draw:style-name="gr14" draw:text-style-name="P1" draw:layer="layout" svg:x1="2.966cm" svg:y1="5.974cm" svg:x2="5.252cm" svg:y2="4.628cm">
            <text:p/>
          </draw:line>
          <draw:line draw:style-name="gr15" draw:text-style-name="P1" draw:layer="layout" svg:x1="2.966cm" svg:y1="6.274cm" svg:x2="5.252cm" svg:y2="4.928cm">
            <text:p/>
          </draw:line>
          <draw:line draw:style-name="gr16" draw:text-style-name="P1" draw:layer="layout" svg:x1="5.252cm" svg:y1="2.846cm" svg:x2="5.252cm" svg:y2="2.529cm">
            <text:p/>
          </draw:line>
          <draw:line draw:style-name="gr17" draw:text-style-name="P1" draw:layer="layout" svg:x1="5.252cm" svg:y1="3.446cm" svg:x2="5.252cm" svg:y2="3.129cm">
            <text:p/>
          </draw:line>
          <draw:line draw:style-name="gr18" draw:text-style-name="P1" draw:layer="layout" svg:x1="5.252cm" svg:y1="4.046cm" svg:x2="5.252cm" svg:y2="3.729cm">
            <text:p/>
          </draw:line>
          <draw:line draw:style-name="gr19" draw:text-style-name="P1" draw:layer="layout" svg:x1="5.252cm" svg:y1="4.646cm" svg:x2="5.252cm" svg:y2="4.329cm">
            <text:p/>
          </draw:line>
          <draw:line draw:style-name="gr20" draw:text-style-name="P1" draw:layer="layout" svg:x1="2.966cm" svg:y1="3.877cm" svg:x2="2.966cm" svg:y2="3.56cm">
            <text:p/>
          </draw:line>
          <draw:line draw:style-name="gr21" draw:text-style-name="P1" draw:layer="layout" svg:x1="2.966cm" svg:y1="4.478cm" svg:x2="2.966cm" svg:y2="4.161cm">
            <text:p/>
          </draw:line>
          <draw:line draw:style-name="gr22" draw:text-style-name="P1" draw:layer="layout" svg:x1="2.966cm" svg:y1="5.078cm" svg:x2="2.966cm" svg:y2="4.761cm">
            <text:p/>
          </draw:line>
          <draw:line draw:style-name="gr23" draw:text-style-name="P1" draw:layer="layout" svg:x1="2.966cm" svg:y1="5.678cm" svg:x2="2.966cm" svg:y2="5.361cm">
            <text:p/>
          </draw:line>
          <draw:line draw:style-name="gr24" draw:text-style-name="P1" draw:layer="layout" svg:x1="2.966cm" svg:y1="6.278cm" svg:x2="2.966cm" svg:y2="5.961cm">
            <text:p/>
          </draw:line>
          <draw:ellipse draw:style-name="gr25" draw:text-style-name="P1" draw:layer="layout" svg:width="0.127cm" svg:height="0.152cm" svg:x="2.89cm" svg:y="3.205cm">
            <text:p/>
          </draw:ellipse>
          <draw:ellipse draw:style-name="gr26" draw:text-style-name="P1" draw:layer="layout" svg:width="0.127cm" svg:height="0.152cm" svg:x="5.176cm" svg:y="4.856cm">
            <text:p/>
          </draw:ellipse>
          <draw:line draw:style-name="gr27" draw:text-style-name="P1" draw:layer="layout" svg:x1="2.864cm" svg:y1="3.338cm" svg:x2="4.131cm" svg:y2="2.595cm">
            <text:p/>
          </draw:line>
          <draw:line draw:style-name="gr28" draw:text-style-name="P1" draw:layer="layout" svg:x1="4.134cm" svg:y1="5.592cm" svg:x2="5.252cm" svg:y2="4.932cm">
            <text:p/>
          </draw:line>
          <draw:polygon draw:style-name="gr29" draw:text-style-name="P1" draw:layer="layout" svg:width="4.199cm" svg:height="1.6cm" svg:x="1.232cm" svg:y="1.396cm" svg:viewBox="0 0 4200 1601" draw:points="0,1601 3143,0 4200,1 1500,1601">
            <text:p/>
          </draw:polygon>
        </draw:g>
        <draw:rect draw:style-name="gr30" draw:text-style-name="P2" draw:layer="layout" svg:width="2.211cm" svg:height="5.354cm" svg:x="5.721cm" svg:y="1.924cm">
          <text:p/>
        </draw:rect>
        <draw:ellipse draw:style-name="gr31" draw:layer="layout" svg:width="0.1cm" svg:height="0.159cm" svg:x="5.197cm" svg:y="3.822cm">
          <text:p/>
        </draw:ellipse>
        <draw:custom-shape draw:style-name="gr32" draw:text-style-name="P2" draw:layer="layout" svg:width="4.6cm" svg:height="0.5cm" draw:transform="rotate (1.5707963267946) translate (8.897cm 6.697cm)">
          <text:p/>
          <draw:enhanced-geometry svg:viewBox="0 0 21600 21600" draw:mirror-vertical="false" draw:glue-points="?f6 0 10800 ?f8 ?f11 10800 ?f9 21600 10800 ?f10 ?f5 10800" draw:text-areas="?f3 ?f3 ?f4 ?f4" draw:type="parallelogram" draw:modifiers="2280.997051728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3" draw:layer="layout" svg:width="1.1cm" svg:height="4.1cm" svg:x="7.797cm" svg:y="2.097cm">
          <text:p/>
        </draw:rect>
        <draw:custom-shape draw:style-name="gr34" draw:text-style-name="P2" draw:layer="layout" svg:width="4.6cm" svg:height="0.5cm" draw:transform="rotate (1.5707963267946) translate (7.797cm 6.697cm)">
          <text:p/>
          <draw:enhanced-geometry svg:viewBox="0 0 21600 21600" draw:mirror-vertical="false" draw:glue-points="?f6 0 10800 ?f8 ?f11 10800 ?f9 21600 10800 ?f10 ?f5 10800" draw:text-areas="?f3 ?f3 ?f4 ?f4" draw:type="parallelogram" draw:modifiers="2280.997051728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5" draw:layer="layout" svg:width="1.2cm" svg:height="4.1cm" svg:x="9.397cm" svg:y="2.597cm">
          <text:p/>
        </draw:rect>
        <draw:line draw:style-name="gr36" draw:layer="layout" svg:x1="9.397cm" svg:y1="2.597cm" svg:x2="9.397cm" svg:y2="6.697cm">
          <text:p/>
        </draw:line>
        <draw:line draw:style-name="gr36" draw:layer="layout" svg:x1="8.897cm" svg:y1="2.097cm" svg:x2="8.897cm" svg:y2="6.197cm">
          <text:p/>
        </draw:line>
        <draw:line draw:style-name="gr36" draw:layer="layout" svg:x1="7.797cm" svg:y1="2.097cm" svg:x2="7.797cm" svg:y2="2.597cm">
          <text:p/>
        </draw:line>
        <draw:rect draw:style-name="gr35" draw:layer="layout" svg:width="1.442cm" svg:height="4.1cm" svg:x="6.855cm" svg:y="2.597cm">
          <text:p/>
        </draw:rect>
        <draw:line draw:style-name="gr37" draw:layer="layout" svg:x1="7.797cm" svg:y1="2.597cm" svg:x2="7.797cm" svg:y2="6.197cm">
          <text:p/>
        </draw:line>
        <draw:line draw:style-name="gr37" draw:layer="layout" svg:x1="8.297cm" svg:y1="6.697cm" svg:x2="7.797cm" svg:y2="6.197cm">
          <text:p/>
        </draw:line>
        <draw:circle draw:style-name="gr38" draw:layer="layout" svg:width="3.5cm" svg:height="3.5cm" svg:x="6.974cm" svg:y="2.624cm">
          <text:p/>
        </draw:circle>
        <draw:line draw:style-name="gr36" draw:layer="layout" svg:x1="5.274cm" svg:y1="3.828cm" svg:x2="8.197cm" svg:y2="2.697cm">
          <text:p/>
        </draw:line>
        <draw:line draw:style-name="gr36" draw:layer="layout" svg:x1="5.262cm" svg:y1="3.981cm" svg:x2="7.697cm" svg:y2="5.797cm">
          <text:p/>
        </draw:line>
        <draw:line draw:style-name="gr36" draw:layer="layout" svg:x1="8.297cm" svg:y1="2.597cm" svg:x2="8.297cm" svg:y2="6.6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exture" xlink:href="Pictures/100000000000018F000001261AE98087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Davies</meta:initial-creator>
    <meta:creation-date>2009-09-18T05:19:55.02</meta:creation-date>
    <dc:date>2010-09-04T11:45:35</dc:date>
    <dc:creator>Kevin Davies</dc:creator>
    <meta:editing-duration>PT09H12M19S</meta:editing-duration>
    <meta:editing-cycles>28</meta:editing-cycles>
    <meta:generator>OpenOffice.org/3.2$Linux OpenOffice.org_project/320m18$Build-9502</meta:generator>
    <meta:document-statistic meta:object-count="46"/>
  </office:meta>
</office:document-meta>
</file>